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2</text:span><text:span text:style-name="T4">3</text:span></text:p>
      <text:p text:style-name="P3"/>
      <text:p text:style-name="P7"><text:s text:c="2"/>Системные требования: </text:p>
      <text:p text:style-name="P6"><text:span text:style-name="T4">Только</text:span> PentEvo <text:span text:style-name="T4">4Мб</text:span>;</text:p>
      <text:p text:style-name="P7">контроллер <text:span text:style-name="T1">TR-DOS </text:span><text:span text:style-name="T4">с прошивкой </text:span><text:span text:style-name="T1">EVO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1">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</text:span></text:p>
      <text:p text:style-name="P5"/>
      <text:p text:style-name="P4">-----------------------------------------------------------------------------------------------------------------------------</text:p>
      <text:p text:style-name="P18"/>
      <text:p text:style-name="P19">Клавиши управления.</text:p>
      <text:p text:style-name="P19"/>
      <text:p text:style-name="P10"><text:span text:style-name="T6">Кнопки клавиатуры+</text:span><text:span text:style-name="T1">RESET.</text:span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1">Любые 2 и боелее нажатых клавиш (кроме вышеописанных)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ствующая горячая клавиша указана перед каждым пунктом меню.</text:span></text:p>
      <text:p text:style-name="P11"/>
      <text:p text:style-name="P11">Горячие клавиши главного меню: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дисководы;</text:span></text:p>
      <text:p text:style-name="P17">Y-<text:span text:style-name="T5">перебирает по кругу все виртуальные дисководы;</text:span></text:p>
      <text:p text:style-name="P15"><text:span text:style-name="T7">W</text:span><text:span text:style-name="T4">-триггерное переключение режима </text:span>Turbo;</text:p>
      <text:p text:style-name="P15"><text:soft-page-break/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1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P</text:span>-очистка страниц 128 памяти;</text:p>
      <text:p text:style-name="P11"><text:span text:style-name="T2">G</text:span>-очистка всех страниц памяти;</text:p>
      <text:p text:style-name="P11"><text:span text:style-name="T2">S</text:span>-форматирование виртуального диска на 512 килобайт;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D</text:span>-форматирование виртуального<text:span text:style-name="T1"> </text:span>диска на 768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1"><text:span text:style-name="T2">Y</text:span>-копирование <text:span text:style-name="T1">TR-DOS </text:span>дискет с форматирование диска-приемника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 </text:span><text:span text:style-name="T8">и </text:span><text:span text:style-name="T3">SCL </text:span><text:span text:style-name="T8">образов в память для виртуального дисковода.</text:span>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твие нажатием на любое место текстовой строки <text:span text:style-name="T2">«Turbo Mode: on»</text:span> (принимает значение <text:span text:style-name="T1">on/off</text:span>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Обновление <text:span text:style-name="T1">FLASH ROM</text:span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 необходимо выбрать устройство с которого будет загружено обновление и файл для с обновлением. В процессе прошивания отображается окно с индикатором процесса прошивания.</text:p>
      <text:p text:style-name="P11">Пока можно прошивать только основное программное обеспечение размером 64 Кб. В файловом окне будут отображаться только файлы размером <text:span text:style-name="T1">64 </text:span>Кб и с расширением *<text:span text:style-name="T1">.ROM. </text:span>Расширение в файловом окне не отображается.</text:p>
      <text:p text:style-name="P13"/>
      <text:p text:style-name="P13">Загрузка <text:span text:style-name="T1">TRD </text:span>и <text:span text:style-name="T1">SCL </text:span>образов в память для виртуального дисковода.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 </text:span><text:span text:style-name="T8">и </text:span><text:span text:style-name="T3">SCL </text:span><text:span text:style-name="T8">образов общим количеством не более 2048 штук. Поиск файлов для вывода роизводится по расширению, для </text:span><text:span text:style-name="T3">SCL </text:span><text:soft-page-break/><text:span text:style-name="T8">образов делается проверка на наличие заголовка.</text:span>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<text:span text:style-name="T1">HE GLUK </text:span>режимы памяти и турборежима. При входе в загрузку с ленты есть возможность вернуться в <text:span text:style-name="T1">HE GLUK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0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span text:style-name="T4">Часы и </text:span>CMOS.</text:p>
      <text:p text:style-name="P16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текущее значение <text:span text:style-name="T1">TURBO </text:span>режима (<text:span text:style-name="T1">bit 7) </text:span>и режима памяти (<text:span text:style-name="T1">bit 2-0);</text:span></text:p>
      <text:p text:style-name="P11"><text:span text:style-name="T1">- 0x0F<text:tab/></text:span>хранит текущий номер виртуального дисковода;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<text:span text:style-name="T1">0x0A...0x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1-20T18:51:31.78</dc:date>
    <meta:editing-duration>PT27H02M19S</meta:editing-duration>
    <meta:editing-cycles>61</meta:editing-cycles>
    <meta:generator>OpenOffice.org/3.2$Win32 OpenOffice.org_project/320m18$Build-9502</meta:generator>
    <meta:document-statistic meta:table-count="0" meta:image-count="0" meta:object-count="0" meta:page-count="3" meta:paragraph-count="83" meta:word-count="1003" meta:character-count="7507"/>
  </office:meta>
</office:document-meta>
</file>